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 fo:min-height="0.366cm" fo:min-width="1.31cm"/>
    </style:style>
    <style:style style:name="gr3" style:family="graphic" style:parent-style-name="standard">
      <style:graphic-properties draw:textarea-horizontal-align="justify" draw:textarea-vertical-align="middle" draw:auto-grow-height="false" fo:min-height="0.366cm" fo:min-width="1.236cm"/>
    </style:style>
    <style:style style:name="gr4" style:family="graphic" style:parent-style-name="standard">
      <style:graphic-properties draw:textarea-horizontal-align="justify" draw:textarea-vertical-align="middle" draw:auto-grow-height="false" fo:min-height="0.366cm" fo:min-width="1.203cm"/>
    </style:style>
    <style:style style:name="gr5" style:family="graphic" style:parent-style-name="standard">
      <style:graphic-properties svg:stroke-color="#ff9999" draw:fill-color="#ff6666" draw:textarea-horizontal-align="justify" draw:textarea-vertical-align="middle" draw:auto-grow-height="false" fo:min-height="0.366cm" fo:min-width="1.259cm"/>
    </style:style>
    <style:style style:name="gr6" style:family="graphic" style:parent-style-name="standard">
      <style:graphic-properties svg:stroke-color="#ff9999" draw:fill-color="#ff6666" draw:textarea-horizontal-align="justify" draw:textarea-vertical-align="middle" draw:auto-grow-height="false" fo:min-height="0.366cm" fo:min-width="1.1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-color="#ff6666"/>
      <style:paragraph-properties fo:text-align="center"/>
      <style:text-properties fo:font-size="13pt"/>
    </style:style>
    <style:style style:name="T1" style:family="text">
      <style:text-properties fo:font-size="14pt"/>
    </style:style>
    <style:style style:name="T2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0.445cm" svg:height="8.391cm" svg:x="0.476cm" svg:y="-0.0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1.81cm" svg:height="0.616cm" svg:x="18.161cm" svg:y="0.825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36cm" svg:height="0.616cm" svg:x="20.035cm" svg:y="0.825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1.879cm" svg:y="0.825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759cm" svg:height="0.616cm" svg:x="10.875cm" svg:y="0.821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56cm" svg:height="0.616cm" svg:x="16.426cm" svg:y="0.836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3.679cm" svg:y="0.825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7.379cm" svg:y="0.825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34.679cm" svg:y="0.825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56cm" svg:height="0.616cm" svg:x="29.326cm" svg:y="0.836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32.879cm" svg:y="0.825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cm" fo:page-height="8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7T16:45:50.851058382</meta:creation-date>
    <dc:date>2020-06-17T11:25:08.343927234</dc:date>
    <meta:editing-duration>PT2H28M3S</meta:editing-duration>
    <meta:editing-cycles>8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14pt" style:font-size-asian="9pt" style:font-size-complex="9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446cm" svg:height="8.392cm" xlink:href="." xlink:type="simple" chart:class="chart:bar" chart:style-name="ch1">
        <chart:legend svg:x="24.945cm" svg:y="0cm" style:legend-expansion="custom" chartooo:width="15.498cm" chartooo:height="1.003cm" style:legend-expansion-aspect-ratio="15.4516450648056" chart:style-name="ch2"/>
        <chart:plot-area chart:style-name="ch3" chart:data-source-has-labels="both" svg:x="1.919cm" svg:y="0.594cm" svg:width="37.716cm" svg:height="7.57cm">
          <chartooo:coordinate-region svg:x="3.043cm" svg:y="0.873cm" svg:width="36.592cm" svg:height="4.263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394cm" svg:y="5.626cm" chart:style-name="ch6">
              <text:p>number of comparisons
rerative to BASE(%)</text:p>
            </chart:title>
            <chart:grid chart:class="major"/>
            <chart:grid chart:style-name="ch7" chart:class="minor"/>
          </chart:axis>
          <chart:series chart:style-name="ch8" chart:values-cell-range-address="local-table.$B$2:.$U$2" chart:label-cell-address="local-table.$A$2" chart:class="chart:bar">
            <chart:data-point chart:repeated="20"/>
          </chart:series>
          <chart:series chart:style-name="ch9" chart:values-cell-range-address="local-table.$B$3:.$U$3" chart:label-cell-address="local-table.$A$3" chart:class="chart:bar">
            <chart:data-point chart:repeated="20"/>
          </chart:series>
          <chart:series chart:style-name="ch10" chart:values-cell-range-address="local-table.$B$4:.$U$4" chart:label-cell-address="local-table.$A$4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SWITCH</text:p>
              </table:table-cell>
              <table:table-cell office:value-type="float" office:value="8.83808358104564">
                <text:p>8.83808358104564</text:p>
              </table:table-cell>
              <table:table-cell office:value-type="float" office:value="19.105834025013">
                <text:p>19.105834025013</text:p>
              </table:table-cell>
              <table:table-cell office:value-type="float" office:value="7.90487258238566">
                <text:p>7.90487258238566</text:p>
              </table:table-cell>
              <table:table-cell office:value-type="float" office:value="7.34488050866038">
                <text:p>7.34488050866038</text:p>
              </table:table-cell>
              <table:table-cell office:value-type="float" office:value="15.5143651529194">
                <text:p>15.5143651529194</text:p>
              </table:table-cell>
              <table:table-cell office:value-type="float" office:value="7.80753552516286">
                <text:p>7.80753552516286</text:p>
              </table:table-cell>
              <table:table-cell office:value-type="float" office:value="12.2669210351692">
                <text:p>12.2669210351692</text:p>
              </table:table-cell>
              <table:table-cell office:value-type="float" office:value="14.9643773608964">
                <text:p>14.9643773608964</text:p>
              </table:table-cell>
              <table:table-cell office:value-type="float" office:value="15.2596153846154">
                <text:p>15.2596153846154</text:p>
              </table:table-cell>
              <table:table-cell office:value-type="float" office:value="19.58722590303">
                <text:p>19.58722590303</text:p>
              </table:table-cell>
              <table:table-cell office:value-type="float" office:value="20.8851634060839">
                <text:p>20.8851634060839</text:p>
              </table:table-cell>
              <table:table-cell office:value-type="float" office:value="13.9439293865762">
                <text:p>13.9439293865762</text:p>
              </table:table-cell>
              <table:table-cell office:value-type="float" office:value="15.7945285215367">
                <text:p>15.7945285215367</text:p>
              </table:table-cell>
              <table:table-cell office:value-type="float" office:value="20.3861488567809">
                <text:p>20.3861488567809</text:p>
              </table:table-cell>
              <table:table-cell office:value-type="float" office:value="21.1412379153239">
                <text:p>21.1412379153239</text:p>
              </table:table-cell>
              <table:table-cell office:value-type="float" office:value="8.39371453513749">
                <text:p>8.39371453513749</text:p>
              </table:table-cell>
              <table:table-cell office:value-type="float" office:value="20.3415084388186">
                <text:p>20.3415084388186</text:p>
              </table:table-cell>
              <table:table-cell office:value-type="float" office:value="19.8242018298223">
                <text:p>19.8242018298223</text:p>
              </table:table-cell>
              <table:table-cell office:value-type="float" office:value="NaN">
                <text:p>NaN</text:p>
              </table:table-cell>
              <table:table-cell office:value-type="float" office:value="14.0186129567588">
                <text:p>14.0186129567588</text:p>
              </table:table-cell>
            </table:table-row>
            <table:table-row>
              <table:table-cell office:value-type="string">
                <text:p>AGGRESSIVE</text:p>
              </table:table-cell>
              <table:table-cell office:value-type="float" office:value="7.58235705542927">
                <text:p>7.58235705542927</text:p>
              </table:table-cell>
              <table:table-cell office:value-type="float" office:value="5.85836275902818">
                <text:p>5.85836275902818</text:p>
              </table:table-cell>
              <table:table-cell office:value-type="float" office:value="7.08475139038765">
                <text:p>7.08475139038765</text:p>
              </table:table-cell>
              <table:table-cell office:value-type="float" office:value="6.401300884309">
                <text:p>6.401300884309</text:p>
              </table:table-cell>
              <table:table-cell office:value-type="float" office:value="7.31517787124831">
                <text:p>7.31517787124831</text:p>
              </table:table-cell>
              <table:table-cell office:value-type="float" office:value="5.97368788652266">
                <text:p>5.97368788652266</text:p>
              </table:table-cell>
              <table:table-cell office:value-type="float" office:value="8.26385202388852">
                <text:p>8.26385202388852</text:p>
              </table:table-cell>
              <table:table-cell office:value-type="float" office:value="7.73130807605872">
                <text:p>7.73130807605872</text:p>
              </table:table-cell>
              <table:table-cell office:value-type="float" office:value="5.01978021978022">
                <text:p>5.01978021978022</text:p>
              </table:table-cell>
              <table:table-cell office:value-type="float" office:value="16.2027000803925">
                <text:p>16.2027000803925</text:p>
              </table:table-cell>
              <table:table-cell office:value-type="float" office:value="16.0610087074522">
                <text:p>16.0610087074522</text:p>
              </table:table-cell>
              <table:table-cell office:value-type="float" office:value="8.26617382698095">
                <text:p>8.26617382698095</text:p>
              </table:table-cell>
              <table:table-cell office:value-type="float" office:value="8.34730306558013">
                <text:p>8.34730306558013</text:p>
              </table:table-cell>
              <table:table-cell office:value-type="float" office:value="7.33706075858141">
                <text:p>7.33706075858141</text:p>
              </table:table-cell>
              <table:table-cell office:value-type="float" office:value="16.7601955772864">
                <text:p>16.7601955772864</text:p>
              </table:table-cell>
              <table:table-cell office:value-type="float" office:value="6.23883488944012">
                <text:p>6.23883488944012</text:p>
              </table:table-cell>
              <table:table-cell office:value-type="float" office:value="5.80472046413502">
                <text:p>5.80472046413502</text:p>
              </table:table-cell>
              <table:table-cell office:value-type="float" office:value="16.9879772645636">
                <text:p>16.9879772645636</text:p>
              </table:table-cell>
              <table:table-cell office:value-type="float" office:value="NaN">
                <text:p>NaN</text:p>
              </table:table-cell>
              <table:table-cell office:value-type="float" office:value="8.34299913948802">
                <text:p>8.34299913948802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5.8025878650114">
                <text:p>15.8025878650114</text:p>
              </table:table-cell>
              <table:table-cell office:value-type="float" office:value="19.1719539130312">
                <text:p>19.1719539130312</text:p>
              </table:table-cell>
              <table:table-cell office:value-type="float" office:value="15.3590105420437">
                <text:p>15.3590105420437</text:p>
              </table:table-cell>
              <table:table-cell office:value-type="float" office:value="15.3913615435212">
                <text:p>15.3913615435212</text:p>
              </table:table-cell>
              <table:table-cell office:value-type="float" office:value="15.8636914521993">
                <text:p>15.8636914521993</text:p>
              </table:table-cell>
              <table:table-cell office:value-type="float" office:value="17.2895475383189">
                <text:p>17.2895475383189</text:p>
              </table:table-cell>
              <table:table-cell office:value-type="float" office:value="15.5101194426012">
                <text:p>15.5101194426012</text:p>
              </table:table-cell>
              <table:table-cell office:value-type="float" office:value="16.4995776286639">
                <text:p>16.4995776286639</text:p>
              </table:table-cell>
              <table:table-cell office:value-type="float" office:value="15.2706043956044">
                <text:p>15.2706043956044</text:p>
              </table:table-cell>
              <table:table-cell office:value-type="float" office:value="19.5880575499681">
                <text:p>19.5880575499681</text:p>
              </table:table-cell>
              <table:table-cell office:value-type="float" office:value="20.9696935429153">
                <text:p>20.9696935429153</text:p>
              </table:table-cell>
              <table:table-cell office:value-type="float" office:value="15.7688501080612">
                <text:p>15.7688501080612</text:p>
              </table:table-cell>
              <table:table-cell office:value-type="float" office:value="16.6530849825378">
                <text:p>16.6530849825378</text:p>
              </table:table-cell>
              <table:table-cell office:value-type="float" office:value="20.4175336223831">
                <text:p>20.4175336223831</text:p>
              </table:table-cell>
              <table:table-cell office:value-type="float" office:value="21.202355817313">
                <text:p>21.202355817313</text:p>
              </table:table-cell>
              <table:table-cell office:value-type="float" office:value="11.2859439375712">
                <text:p>11.2859439375712</text:p>
              </table:table-cell>
              <table:table-cell office:value-type="float" office:value="20.3652426160338">
                <text:p>20.3652426160338</text:p>
              </table:table-cell>
              <table:table-cell office:value-type="float" office:value="20.9571703256069">
                <text:p>20.9571703256069</text:p>
              </table:table-cell>
              <table:table-cell office:value-type="float" office:value="NaN">
                <text:p>NaN</text:p>
              </table:table-cell>
              <table:table-cell office:value-type="float" office:value="17.1948974978295">
                <text:p>17.1948974978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